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inherit" fo:font-weight="bold" officeooo:rsid="00103413" officeooo:paragraph-rsid="00103413" style:font-weight-asian="bold" style:font-weight-complex="bold"/>
    </style:style>
    <style:style style:name="P2" style:family="paragraph" style:parent-style-name="Standard">
      <style:text-properties style:font-name="inherit" fo:font-weight="bold" officeooo:rsid="00103413" officeooo:paragraph-rsid="0010534b" style:font-weight-asian="bold" style:font-weight-complex="bold"/>
    </style:style>
    <style:style style:name="P3" style:family="paragraph" style:parent-style-name="Standard">
      <style:text-properties style:font-name="inherit" fo:font-weight="bold" officeooo:rsid="0010534b" officeooo:paragraph-rsid="0010534b" style:font-weight-asian="bold" style:font-weight-complex="bold"/>
    </style:style>
    <style:style style:name="P4" style:family="paragraph" style:parent-style-name="Standard">
      <style:text-properties style:font-name="inherit" fo:font-weight="normal" officeooo:rsid="0010534b" officeooo:paragraph-rsid="0010534b" style:font-weight-asian="normal" style:font-weight-complex="normal"/>
    </style:style>
    <style:style style:name="P5" style:family="paragraph" style:parent-style-name="Standard">
      <style:text-properties style:font-name="inherit" fo:font-style="normal" fo:font-weight="bold" officeooo:rsid="001fc182" officeooo:paragraph-rsid="001fc182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inherit"/>
    </style:style>
    <style:style style:name="P7" style:family="paragraph" style:parent-style-name="Text_20_body">
      <style:text-properties style:font-name="inherit" fo:font-weight="bold" style:font-weight-asian="bold" style:font-weight-complex="bold"/>
    </style:style>
    <style:style style:name="P8" style:family="paragraph" style:parent-style-name="Text_20_body">
      <style:text-properties style:font-name="inherit" fo:font-weight="bold" officeooo:rsid="0016f6b2" officeooo:paragraph-rsid="0016f6b2" style:font-weight-asian="bold" style:font-weight-complex="bold"/>
    </style:style>
    <style:style style:name="P9" style:family="paragraph" style:parent-style-name="Text_20_body">
      <style:text-properties style:font-name="inherit" fo:font-weight="bold" officeooo:rsid="001bb2c8" officeooo:paragraph-rsid="001bb2c8" style:font-weight-asian="bold" style:font-weight-complex="bold"/>
    </style:style>
    <style:style style:name="P10" style:family="paragraph" style:parent-style-name="Text_20_body">
      <style:text-properties style:font-name="inherit" officeooo:paragraph-rsid="0016f6b2"/>
    </style:style>
    <style:style style:name="P11" style:family="paragraph" style:parent-style-name="Text_20_body">
      <style:text-properties style:font-name="inherit" fo:font-style="normal" officeooo:paragraph-rsid="0018cc17" style:font-style-asian="normal" style:font-style-complex="normal"/>
    </style:style>
    <style:style style:name="P12" style:family="paragraph" style:parent-style-name="Text_20_body">
      <style:text-properties style:font-name="inherit" fo:font-style="normal" fo:font-weight="bold" officeooo:rsid="0018cc17" officeooo:paragraph-rsid="0018cc17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style:font-name="inherit" fo:font-style="normal" fo:font-weight="bold" officeooo:rsid="001fc182" officeooo:paragraph-rsid="001fc182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style:font-name="inherit" fo:font-style="normal" fo:font-weight="bold" officeooo:rsid="0029cc8f" officeooo:paragraph-rsid="0029cc8f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inherit" fo:font-style="normal" style:text-underline-style="solid" style:text-underline-width="auto" style:text-underline-color="font-color" fo:font-weight="bold" officeooo:rsid="0029cc8f" officeooo:paragraph-rsid="0029cc8f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style:font-name="inherit" fo:font-weight="normal" style:font-weight-asian="normal" style:font-weight-complex="normal"/>
    </style:style>
    <style:style style:name="P17" style:family="paragraph" style:parent-style-name="Text_20_body">
      <style:text-properties officeooo:paragraph-rsid="0013de04"/>
    </style:style>
    <style:style style:name="P18" style:family="paragraph" style:parent-style-name="Text_20_body">
      <style:text-properties officeooo:paragraph-rsid="001e81af"/>
    </style:style>
    <style:style style:name="P19" style:family="paragraph" style:parent-style-name="Text_20_body">
      <style:text-properties officeooo:paragraph-rsid="001fc182"/>
    </style:style>
    <style:style style:name="P20" style:family="paragraph" style:parent-style-name="Text_20_body">
      <style:text-properties style:font-name="inherit"/>
    </style:style>
    <style:style style:name="P21" style:family="paragraph" style:parent-style-name="Text_20_body" style:list-style-name="L2">
      <style:text-properties style:font-name="inherit"/>
    </style:style>
    <style:style style:name="P22" style:family="paragraph" style:parent-style-name="Text_20_body" style:list-style-name="L2">
      <style:text-properties style:font-name="inherit" officeooo:paragraph-rsid="0013de04"/>
    </style:style>
    <style:style style:name="P23" style:family="paragraph" style:parent-style-name="Text_20_body" style:list-style-name="L3">
      <style:text-properties style:font-name="inherit"/>
    </style:style>
    <style:style style:name="P24" style:family="paragraph" style:parent-style-name="Text_20_body" style:list-style-name="L3">
      <style:text-properties style:font-name="inherit" officeooo:paragraph-rsid="001bb2c8"/>
    </style:style>
    <style:style style:name="P25" style:family="paragraph" style:parent-style-name="Text_20_body" style:list-style-name="L7">
      <style:text-properties style:font-name="inherit"/>
    </style:style>
    <style:style style:name="P26" style:family="paragraph" style:parent-style-name="Text_20_body">
      <style:text-properties style:font-name="inherit" fo:font-style="normal" style:text-underline-style="solid" style:text-underline-width="auto" style:text-underline-color="font-color" fo:font-weight="bold" officeooo:rsid="001fc182" officeooo:paragraph-rsid="001fc182" style:font-style-asian="normal" style:font-weight-asian="bold" style:font-style-complex="normal" style:font-weight-complex="bold"/>
    </style:style>
    <style:style style:name="P27" style:family="paragraph" style:parent-style-name="Text_20_body" style:list-style-name="L8">
      <style:text-properties style:font-name="inherit"/>
    </style:style>
    <style:style style:name="P28" style:family="paragraph" style:parent-style-name="Text_20_body" style:list-style-name="L8">
      <style:text-properties style:font-name="inherit" officeooo:rsid="002833ea" officeooo:paragraph-rsid="002833ea"/>
    </style:style>
    <style:style style:name="P29" style:family="paragraph" style:parent-style-name="Text_20_body" style:list-style-name="L9">
      <style:text-properties style:font-name="inherit"/>
    </style:style>
    <style:style style:name="P30" style:family="paragraph" style:parent-style-name="Text_20_body" style:list-style-name="L10">
      <style:text-properties style:font-name="inherit"/>
    </style:style>
    <style:style style:name="P31" style:family="paragraph" style:parent-style-name="Text_20_body" style:list-style-name="L11">
      <style:text-properties style:font-name="inherit"/>
    </style:style>
    <style:style style:name="P32" style:family="paragraph" style:parent-style-name="Text_20_body">
      <style:text-properties style:font-name="inherit" fo:font-weight="bold" officeooo:rsid="002db24d" officeooo:paragraph-rsid="002db24d" style:font-weight-asian="bold" style:font-weight-complex="bold"/>
    </style:style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officeooo:paragraph-rsid="001d0945"/>
    </style:style>
    <style:style style:name="P36" style:family="paragraph" style:parent-style-name="Text_20_body" style:list-style-name="L6"/>
    <style:style style:name="P37" style:family="paragraph" style:parent-style-name="Text_20_body" style:list-style-name="L12"/>
    <style:style style:name="P38" style:family="paragraph" style:parent-style-name="Standard" style:list-style-name="L1">
      <style:text-properties officeooo:paragraph-rsid="000e74a3"/>
    </style:style>
    <style:style style:name="P39" style:family="paragraph" style:parent-style-name="Standard" style:list-style-name="L1">
      <style:text-properties style:font-name="inherit" officeooo:paragraph-rsid="000e74a3"/>
    </style:style>
    <style:style style:name="T1" style:family="text">
      <style:text-properties officeooo:rsid="00103413"/>
    </style:style>
    <style:style style:name="T2" style:family="text">
      <style:text-properties style:font-name="inherit"/>
    </style:style>
    <style:style style:name="T3" style:family="text">
      <style:text-properties style:font-name="inherit" officeooo:rsid="000e74a3"/>
    </style:style>
    <style:style style:name="T4" style:family="text">
      <style:text-properties style:font-name="inherit" fo:font-weight="bold" officeooo:rsid="0013de04" style:font-weight-asian="bold" style:font-weight-complex="bold"/>
    </style:style>
    <style:style style:name="T5" style:family="text">
      <style:text-properties style:font-name="inherit" fo:font-weight="bold" officeooo:rsid="001e81af" style:font-weight-asian="bold" style:font-weight-complex="bold"/>
    </style:style>
    <style:style style:name="T6" style:family="text">
      <style:text-properties style:font-name="inherit" fo:font-weight="normal" style:font-weight-asian="normal" style:font-weight-complex="normal"/>
    </style:style>
    <style:style style:name="T7" style:family="text">
      <style:text-properties style:font-name="inherit" fo:font-weight="normal" officeooo:rsid="001bb2c8" style:font-weight-asian="normal" style:font-weight-complex="normal"/>
    </style:style>
    <style:style style:name="T8" style:family="text">
      <style:text-properties style:font-name="inherit" fo:font-weight="normal" officeooo:rsid="001d0945" style:font-weight-asian="normal" style:font-weight-complex="normal"/>
    </style:style>
    <style:style style:name="T9" style:family="text">
      <style:text-properties style:font-name="inherit" fo:font-style="normal" style:font-style-asian="normal" style:font-style-complex="normal"/>
    </style:style>
    <style:style style:name="T10" style:family="text">
      <style:text-properties style:font-name="inherit" officeooo:rsid="001e81af"/>
    </style:style>
    <style:style style:name="T11" style:family="text">
      <style:text-properties style:font-name="inherit" officeooo:rsid="001fc182"/>
    </style:style>
    <style:style style:name="T12" style:family="text">
      <style:text-properties fo:font-variant="normal" fo:text-transform="none" fo:color="#ffffff" style:font-name="Monaco" fo:font-size="8.25pt" fo:letter-spacing="normal" fo:font-style="normal" fo:font-weight="normal"/>
    </style:style>
    <style:style style:name="T13" style:family="text">
      <style:text-properties fo:font-variant="normal" fo:text-transform="none" fo:color="#ffffff" style:font-name="inherit" fo:font-size="8.25pt" fo:letter-spacing="normal" fo:font-style="normal" fo:font-weight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0f2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age Issues:</text:p>
      <text:p text:style-name="P6">1. Image Use</text:p>
      <text:p text:style-name="P6">2. Image Cropping</text:p>
      <text:p text:style-name="P6">3. Image Replacement</text:p>
      <text:p text:style-name="P6">4. Sprites</text:p>
      <text:p text:style-name="P1"/>
      <text:p text:style-name="P1">Image Use:</text:p>
      <text:p text:style-name="P1"/>
      <text:list xml:id="list3192041004618640776" text:style-name="L1">
        <text:list-item>
          <text:p text:style-name="P39">CSS plays a good role to control image display. </text:p>
        </text:list-item>
        <text:list-item>
          <text:p text:style-name="P38"><text:span text:style-name="T2">You can set the </text:span><text:span text:style-name="T3">following </text:span><text:span text:style-name="T2">image properties using CSS. </text:span></text:p>
        </text:list-item>
        <text:list-item>
          <text:p text:style-name="P39">The border property is used to set the width of an image border. </text:p>
        </text:list-item>
        <text:list-item>
          <text:p text:style-name="P39">The height property is used to set the height of an image.</text:p>
          <text:p text:style-name="P39"/>
        </text:list-item>
      </text:list>
      <text:p text:style-name="P1">Content should be marked up as inline images:</text:p>
      <text:p text:style-name="P1"/>
      <text:p text:style-name="P1">Demo code:</text:p>
      <text:p text:style-name="P1"/>
      <text:p text:style-name="P6">.snowmobile li {</text:p>
      <text:p text:style-name="P6"><text:tab/>background: url(snowmobile.jpg);</text:p>
      <text:p text:style-name="P6"><text:tab/>height: 300px;</text:p>
      <text:p text:style-name="P6"><text:tab/>width: 400px;</text:p>
      <text:p text:style-name="P6">}</text:p>
      <text:p text:style-name="P6">&lt;h<text:span text:style-name="T1">3</text:span>&gt;<text:span text:style-name="T1">Snowfall</text:span>&lt;/h<text:span text:style-name="T1">3</text:span>&gt;</text:p>
      <text:p text:style-name="P6"><text:tab/>&lt;ul&gt;</text:p>
      <text:p text:style-name="P6"><text:tab/><text:tab/>&lt;li&gt;&lt;img src="snowmobile.jpg" alt="Snowmobile" /&gt;&lt;/li&gt;</text:p>
      <text:p text:style-name="P6"><text:tab/>&lt;/ul&gt;</text:p>
      <text:p text:style-name="P7">Layout elements should be defined as background images:</text:p>
      <text:p text:style-name="P2">Demo code:</text:p>
      <text:p text:style-name="P4"><text:tab/></text:p>
      <text:p text:style-name="P4"><text:tab/><text:tab/><text:tab/><text:tab/></text:p>
      <text:p text:style-name="P4">h1 {</text:p>
      <text:p text:style-name="P4"><text:tab/>background: url(snowmobile2.jpg);</text:p>
      <text:p text:style-name="P4"><text:tab/>margin-bottom: 10px;</text:p>
      <text:p text:style-name="P4"><text:tab/>padding-bottom: 10px;</text:p>
      <text:p text:style-name="P4"><text:tab/>color: white;</text:p>
      <text:p text:style-name="P4">}</text:p>
      <text:p text:style-name="P4"/>
      <text:p text:style-name="P4"/>
      <text:p text:style-name="P4">&lt;h1&gt;</text:p>
      <text:p text:style-name="P4"><text:tab/>Layout elements should be defined as background images.</text:p>
      <text:p text:style-name="P4">&lt;/h1&gt;</text:p>
      <text:p text:style-name="P3"><text:soft-page-break/>Image Cropping:</text:p>
      <text:p text:style-name="P3"/>
      <text:p text:style-name="P7">Alternatives:</text:p>
      <text:list xml:id="list6058998838850149884" text:style-name="L2">
        <text:list-item>
          <text:p text:style-name="P21">Resize images to a square &lt; height and width of all of your images</text:p>
        </text:list-item>
        <text:list-item>
          <text:p text:style-name="P21">Resize them server-side</text:p>
        </text:list-item>
        <text:list-item>
          <text:p text:style-name="P22">Provide image-uploading instructions in your CMS</text:p>
        </text:list-item>
      </text:list>
      <text:p text:style-name="P17"><text:span text:style-name="Source_20_Text"><text:span text:style-name="T4">Demo:1</text:span></text:span></text:p>
      <text:p text:style-name="P18"><text:span text:style-name="Source_20_Text"><text:span text:style-name="T5">resize images to a square&lt;height and width of all of your images</text:span></text:span></text:p>
      <text:p text:style-name="P19"><text:span text:style-name="Source_20_Text"><text:span text:style-name="T11"><text:tab/><text:tab/><text:tab/>.square1{</text:span></text:span></text:p>
      <text:p text:style-name="P19"><text:span text:style-name="Source_20_Text"><text:span text:style-name="T11"><text:tab/><text:tab/><text:tab/><text:tab/>background:url(snowmobile2.jpg) no-repeat;</text:span></text:span></text:p>
      <text:p text:style-name="P19"><text:span text:style-name="Source_20_Text"><text:span text:style-name="T11"><text:tab/><text:tab/><text:tab/><text:tab/>height: 150px;</text:span></text:span></text:p>
      <text:p text:style-name="P19"><text:span text:style-name="Source_20_Text"><text:span text:style-name="T11"><text:tab/><text:tab/><text:tab/><text:tab/>width: 150px;</text:span></text:span></text:p>
      <text:p text:style-name="P19"><text:span text:style-name="Source_20_Text"><text:span text:style-name="T11"><text:tab/><text:tab/><text:tab/><text:tab/>background-size: 150px 150px;</text:span></text:span></text:p>
      <text:p text:style-name="P19"><text:span text:style-name="Source_20_Text"><text:span text:style-name="T11"><text:tab/><text:tab/><text:tab/><text:tab/>border:2px solid black;</text:span></text:span></text:p>
      <text:p text:style-name="P19"><text:span text:style-name="Source_20_Text"><text:span text:style-name="T11"><text:tab/><text:tab/><text:tab/>}</text:span></text:span></text:p>
      <text:p text:style-name="P18"><text:span text:style-name="Source_20_Text"><text:span text:style-name="T10"/></text:span></text:p>
      <text:p text:style-name="P18"><text:span text:style-name="Source_20_Text"><text:span text:style-name="T10"><text:tab/><text:tab/><text:tab/>&lt;div class="square</text:span></text:span><text:span text:style-name="Source_20_Text"><text:span text:style-name="T11">1</text:span></text:span><text:span text:style-name="Source_20_Text"><text:span text:style-name="T10">"&gt;</text:span></text:span></text:p>
      <text:p text:style-name="P18"><text:span text:style-name="Source_20_Text"><text:span text:style-name="T10"><text:tab/><text:tab/><text:tab/>&lt;/div&gt;</text:span></text:span></text:p>
      <text:p text:style-name="P8">Resize them server-side:</text:p>
      <text:p text:style-name="P10">Server resizing images refers to altering the physical dimensions of an image on the server and responding to the client with the different sized image. </text:p>
      <text:p text:style-name="P10">This is usually done by including the desired dimensions of an image directly inside the request URL of the image. </text:p>
      <text:p text:style-name="P10">Once the server receives the request for the image, its able to resize the image according to the provided dimension in the URL. </text:p>
      <text:p text:style-name="P10"/>
      <text:p text:style-name="Text_20_body"><text:span text:style-name="Strong_20_Emphasis"><text:span text:style-name="T9">Content Management Systems (CMS):</text:span></text:span></text:p>
      <text:p text:style-name="P11">Some of the common content management systems have some sort of plugin already available. </text:p>
      <text:p text:style-name="P11">Below isn't by any means the all encompassing guide to CMS image resizing, but offers a few links for well known systems. If you have any additional resources please feel free to add them.</text:p>
      <text:p text:style-name="P12">Drupal:</text:p>
      <text:p text:style-name="P12"><text:soft-page-break/>Image Resize Filter:</text:p>
      <text:p text:style-name="Text_20_body"><text:span text:style-name="Strong_20_Emphasis"><text:span text:style-name="T2">Features</text:span></text:span><text:span text:style-name="T2">:</text:span></text:p>
      <text:list xml:id="list2282326673866504826" text:style-name="L3">
        <text:list-item>
          <text:p text:style-name="P23">Automatically resizes both local and (optionally) remote images. </text:p>
        </text:list-item>
        <text:list-item>
          <text:p text:style-name="P23">Optionally create a link to full size images from the resized inline versions. </text:p>
        </text:list-item>
        <text:list-item>
          <text:p text:style-name="P23">Prevents inline "hot linking" of images from other sites by storing them locally. </text:p>
        </text:list-item>
        <text:list-item>
          <text:p text:style-name="P24">Adds height and width attributes to inline images when your users are too lazy to add them. </text:p>
        </text:list-item>
      </text:list>
      <text:p text:style-name="P9">Provide image-uploading instructions in your CMS:</text:p>
      <text:p text:style-name="P6">To add a new file, you will need to specify both the file and the file location within the CMS.</text:p>
      <text:p text:style-name="Text_20_body"><text:span text:style-name="T6">From the menu bar, select </text:span><text:span text:style-name="Strong_20_Emphasis"><text:span text:style-name="T6">Add Content</text:span></text:span><text:span text:style-name="T6"> </text:span></text:p>
      <text:list xml:id="list1074332428394801195" text:style-name="L4">
        <text:list-item>
          <text:p text:style-name="P33"><text:span text:style-name="T6">Select </text:span><text:span text:style-name="Strong_20_Emphasis"><text:span text:style-name="T6">Image</text:span></text:span></text:p>
        </text:list-item>
        <text:list-item>
          <text:p text:style-name="P33"><text:span text:style-name="Strong_20_Emphasis"><text:span text:style-name="T6">On the new image screen that pops up, Drop a file in the indicated area or click choose to select a file from your computer. </text:span></text:span></text:p>
        </text:list-item>
      </text:list>
      <text:list xml:id="list4567379138040401784" text:style-name="L5">
        <text:list-item>
          <text:p text:style-name="P35"><text:span text:style-name="T6">The file name will default to the name of the file you cho</text:span><text:span text:style-name="T8">o</text:span><text:span text:style-name="T6">se.</text:span></text:p>
        </text:list-item>
        <text:list-item>
          <text:p text:style-name="P35"><text:span text:style-name="T6">Update the file name so it follows the rules for </text:span><text:span text:style-name="T7">system names </text:span><text:span text:style-name="T6"><text:s/>all lowercase, uses hyphens instead of spaces, and has no special characters.</text:span></text:p>
        </text:list-item>
        <text:list-item>
          <text:p text:style-name="P34"><text:span text:style-name="Strong_20_Emphasis"><text:span text:style-name="T6">Choose a placement folder for the file. </text:span></text:span></text:p>
        </text:list-item>
        <text:list-item>
          <text:p text:style-name="P34"><text:span text:style-name="Strong_20_Emphasis"><text:span text:style-name="T6">Click Save &amp; Preview. </text:span></text:span></text:p>
        </text:list-item>
      </text:list>
      <text:list xml:id="list1931149503549848660" text:style-name="L6">
        <text:list-item>
          <text:p text:style-name="P36"><text:span text:style-name="T6">Click </text:span><text:span text:style-name="Strong_20_Emphasis"><text:span text:style-name="T6">Submit</text:span></text:span><text:span text:style-name="T6">.</text:span></text:p>
        </text:list-item>
      </text:list>
      <text:p text:style-name="P16"/>
      <text:p text:style-name="P7"/>
      <text:p text:style-name="P7"/>
      <text:p text:style-name="P7">Image Replacement:</text:p>
      <text:list xml:id="list432191761817639929" text:style-name="L7">
        <text:list-item>
          <text:p text:style-name="P25">Add descriptive text to image-replaced elements</text:p>
        </text:list-item>
        <text:list-item>
          <text:p text:style-name="P25">Text-indent hides the placeholder text</text:p>
        </text:list-item>
      </text:list>
      <text:p text:style-name="P6"/>
      <text:p text:style-name="P6">CSS image replacement is a technique ofreplacing a text element (usually a header tag like an &lt;h1&gt; ) with an image (often a logo).</text:p>
      <text:p text:style-name="P26"><text:soft-page-break/>Add descriptive text to image-replaced elements:</text:p>
      <text:p text:style-name="P13">Demo:</text:p>
      <text:p text:style-name="P13"><text:tab/><text:tab/><text:tab/>.Img {</text:p>
      <text:p text:style-name="P13"><text:s text:c="2"/><text:tab/><text:tab/><text:tab/><text:tab/>background:url(hd.png) ;/*0 0 no-repeat;*/</text:p>
      <text:p text:style-name="P13"><text:s text:c="4"/><text:tab/><text:tab/><text:tab/><text:tab/>display:block;</text:p>
      <text:p text:style-name="P13"><text:s text:c="4"/><text:tab/><text:tab/><text:tab/><text:tab/>height:250px; /* your image height */</text:p>
      <text:p text:style-name="P13"><text:s text:c="2"/><text:tab/><text:tab/><text:tab/><text:tab/>/*text-indent:-99999em;*/</text:p>
      <text:p text:style-name="P13"><text:s text:c="2"/><text:tab/><text:tab/><text:tab/><text:tab/>width:300px; /* your image width */</text:p>
      <text:p text:style-name="P13"><text:s text:c="4"/><text:tab/><text:tab/><text:tab/><text:tab/>overflow:hidden;</text:p>
      <text:p text:style-name="P13"><text:s text:c="4"/><text:tab/><text:tab/><text:tab/><text:tab/>color: black;</text:p>
      <text:p text:style-name="P13"><text:tab/><text:tab/><text:tab/>}</text:p>
      <text:p text:style-name="P13"><text:tab/><text:tab/>&lt;h2&gt;Add descriptive text to image-replaced elements&lt;/h2&gt;</text:p>
      <text:p text:style-name="P13"><text:tab/><text:tab/><text:tab/>&lt;div class="Img"&gt;The Lord Budda&lt;/div&gt;</text:p>
      <text:p text:style-name="P26"/>
      <text:p text:style-name="P26"/>
      <text:p text:style-name="P26"/>
      <text:p text:style-name="P13"><text:span text:style-name="T14">Text-indent hides the placeholder text</text:span>:</text:p>
      <text:p text:style-name="P13">Demo:</text:p>
      <text:p text:style-name="P5"><text:tab/><text:tab/><text:tab/>.Img 1{</text:p>
      <text:p text:style-name="P13"><text:s text:c="2"/><text:tab/><text:tab/><text:tab/><text:tab/>background:url(hd.png) ;/*0 0 no-repeat;*/</text:p>
      <text:p text:style-name="P13"><text:s text:c="4"/><text:tab/><text:tab/><text:tab/><text:tab/>display:block;</text:p>
      <text:p text:style-name="P13"><text:s text:c="4"/><text:tab/><text:tab/><text:tab/><text:tab/>height:250px; /* your image height */</text:p>
      <text:p text:style-name="P13"><text:s text:c="2"/><text:tab/><text:tab/><text:tab/><text:tab/>text-indent:-99999em;</text:p>
      <text:p text:style-name="P13"><text:s text:c="2"/><text:tab/><text:tab/><text:tab/><text:tab/>width:300px; /* your image width */</text:p>
      <text:p text:style-name="P13"><text:s text:c="4"/><text:tab/><text:tab/><text:tab/><text:tab/>overflow:hidden;</text:p>
      <text:p text:style-name="P13"><text:s text:c="4"/><text:tab/><text:tab/><text:tab/><text:tab/>color: black;</text:p>
      <text:p text:style-name="P13"><text:tab/><text:tab/><text:tab/>}</text:p>
      <text:p text:style-name="P13"/>
      <text:p text:style-name="P13"/>
      <text:p text:style-name="P13"><text:tab/><text:tab/><text:tab/>&lt;h2&gt;Text-indent hides the placeholder text&lt;/h2&gt;</text:p>
      <text:p text:style-name="P13"><text:tab/><text:tab/><text:tab/>&lt;div class="Img1"&gt;The Lord Budda&lt;/div&gt;</text:p>
      <text:p text:style-name="P15"><text:soft-page-break/>Image replaced with text:</text:p>
      <text:p text:style-name="P14">Demo:</text:p>
      <text:p text:style-name="P14"><text:tab/><text:tab/><text:tab/>&lt;div class="container"&gt;</text:p>
      <text:p text:style-name="P14"><text:s text:c="2"/><text:tab/><text:tab/><text:tab/><text:tab/>&lt;img src="hd.png" alt="Avatar" class="image"&gt;</text:p>
      <text:p text:style-name="P14"><text:s text:c="2"/><text:tab/><text:tab/><text:tab/><text:tab/>&lt;div class="overlay"&gt;</text:p>
      <text:p text:style-name="P14"><text:s text:c="4"/><text:tab/><text:tab/><text:tab/><text:tab/>&lt;div class="text"&gt;The Lord Budda&lt;/div&gt;</text:p>
      <text:p text:style-name="P14"><text:s text:c="2"/><text:tab/><text:tab/><text:tab/><text:tab/>&lt;/div&gt;</text:p>
      <text:p text:style-name="P14"><text:tab/><text:tab/><text:tab/>&lt;/div&gt;</text:p>
      <text:p text:style-name="P14"><text:tab/><text:tab/><text:tab/>.container {</text:p>
      <text:p text:style-name="P14"><text:s text:c="2"/><text:tab/><text:tab/><text:tab/><text:tab/>position: relative;</text:p>
      <text:p text:style-name="P14"><text:s text:c="2"/><text:tab/><text:tab/><text:tab/><text:tab/>width: 50%;</text:p>
      <text:p text:style-name="P14"><text:tab/><text:tab/><text:tab/>}</text:p>
      <text:p text:style-name="P14"/>
      <text:p text:style-name="P14"><text:tab/><text:tab/><text:tab/>.image {</text:p>
      <text:p text:style-name="P14"><text:s text:c="2"/><text:tab/><text:tab/><text:tab/><text:tab/>display: block;</text:p>
      <text:p text:style-name="P14"><text:s text:c="2"/><text:tab/><text:tab/><text:tab/><text:tab/>width: 100%;</text:p>
      <text:p text:style-name="P14"><text:s text:c="2"/><text:tab/><text:tab/><text:tab/><text:tab/>height: auto;</text:p>
      <text:p text:style-name="P14"><text:tab/><text:tab/><text:tab/>}</text:p>
      <text:p text:style-name="P14"/>
      <text:p text:style-name="P14"><text:tab/><text:tab/><text:tab/>.overlay {</text:p>
      <text:p text:style-name="P14"><text:s text:c="2"/><text:tab/><text:tab/><text:tab/><text:tab/>position: absolute;</text:p>
      <text:p text:style-name="P14"><text:s text:c="2"/><text:tab/><text:tab/><text:tab/><text:tab/>top: 0;</text:p>
      <text:p text:style-name="P14"><text:s text:c="2"/><text:tab/><text:tab/><text:tab/><text:tab/>bottom: 0;</text:p>
      <text:p text:style-name="P14"><text:s text:c="2"/><text:tab/><text:tab/><text:tab/><text:tab/>left: 0;</text:p>
      <text:p text:style-name="P14"><text:s text:c="2"/><text:tab/><text:tab/><text:tab/><text:tab/>right: 0;</text:p>
      <text:p text:style-name="P14"><text:s text:c="2"/><text:tab/><text:tab/><text:tab/><text:tab/>height: 100%;</text:p>
      <text:p text:style-name="P14"><text:s text:c="2"/><text:tab/><text:tab/><text:tab/><text:tab/>width: 100%;</text:p>
      <text:p text:style-name="P14"><text:s text:c="2"/><text:tab/><text:tab/><text:tab/><text:tab/>opacity: 0;</text:p>
      <text:p text:style-name="P14"><text:s text:c="2"/><text:tab/><text:tab/><text:tab/><text:tab/>transition: .5s ease;</text:p>
      <text:p text:style-name="P14"><text:s text:c="2"/><text:tab/><text:tab/><text:tab/><text:tab/>background-color: gold;</text:p>
      <text:p text:style-name="P14"><text:tab/><text:tab/><text:tab/>}</text:p>
      <text:p text:style-name="P14"><text:soft-page-break/></text:p>
      <text:p text:style-name="P14"><text:tab/><text:tab/><text:tab/>.container:hover .overlay {</text:p>
      <text:p text:style-name="P14"><text:s text:c="2"/><text:tab/><text:tab/><text:tab/><text:tab/><text:tab/><text:tab/><text:tab/><text:tab/>opacity: 1;</text:p>
      <text:p text:style-name="P14"><text:tab/><text:tab/><text:tab/>}</text:p>
      <text:p text:style-name="P14"/>
      <text:p text:style-name="P14"><text:tab/><text:tab/><text:tab/>.text {</text:p>
      <text:p text:style-name="P14"><text:s text:c="2"/><text:tab/><text:tab/><text:tab/><text:tab/>color:blue;</text:p>
      <text:p text:style-name="P14"><text:s text:c="2"/><text:tab/><text:tab/><text:tab/><text:tab/>font-size: 20px;</text:p>
      <text:p text:style-name="P14"><text:s text:c="2"/><text:tab/><text:tab/><text:tab/><text:tab/>position: absolute;</text:p>
      <text:p text:style-name="P14"><text:s text:c="2"/><text:tab/><text:tab/><text:tab/><text:tab/>top: 50%;</text:p>
      <text:p text:style-name="P14"><text:s text:c="2"/><text:tab/><text:tab/><text:tab/><text:tab/>left: 50%;</text:p>
      <text:p text:style-name="P14"><text:s text:c="2"/><text:tab/><text:tab/><text:tab/><text:tab/>transform: translate(-50%, -50%);</text:p>
      <text:p text:style-name="P14"><text:s text:c="2"/><text:tab/><text:tab/><text:tab/><text:tab/>text-align: center;</text:p>
      <text:p text:style-name="P14"><text:tab/><text:tab/><text:tab/>}</text:p>
      <text:p text:style-name="P7"/>
      <text:p text:style-name="P7">Sprites:</text:p>
      <text:list xml:id="list6080891495045914375" text:style-name="L8">
        <text:list-item>
          <text:p text:style-name="P27">Image sprites are a concept taken from video games.</text:p>
        </text:list-item>
        <text:list-item>
          <text:p text:style-name="P27">An image sprite is a collection of images put into a single image.</text:p>
        </text:list-item>
        <text:list-item>
          <text:p text:style-name="P27">A web page with many images can take a long time to load and generates multiple server requests.</text:p>
        </text:list-item>
        <text:list-item>
          <text:p text:style-name="P27">Using image sprites will reduce the number of server requests and save bandwidth.</text:p>
        </text:list-item>
        <text:list-item>
          <text:p text:style-name="P28">Image sprites creates a navigation list.</text:p>
        </text:list-item>
      </text:list>
      <text:p text:style-name="P6"/>
      <text:p text:style-name="P7">Issues with swapping background images:</text:p>
      <text:list xml:id="list5384701124485007636" text:style-name="L9">
        <text:list-item>
          <text:p text:style-name="P29">Adds an extra HTTP request</text:p>
        </text:list-item>
        <text:list-item>
          <text:p text:style-name="P29">Image is not preloaded</text:p>
        </text:list-item>
      </text:list>
      <text:p text:style-name="P6"/>
      <text:p text:style-name="P7">Advantages to the sprite approach:</text:p>
      <text:list xml:id="list2018126576256553030" text:style-name="L10">
        <text:list-item>
          <text:p text:style-name="P30">Reduces number of HTTP image requests</text:p>
        </text:list-item>
        <text:list-item>
          <text:p text:style-name="P30">Removes loading fash / need for preload</text:p>
        </text:list-item>
      </text:list>
      <text:p text:style-name="P6"><text:soft-page-break/></text:p>
      <text:p text:style-name="P7">base64 encoding:</text:p>
      <text:list xml:id="list5932403426961434263" text:style-name="L11">
        <text:list-item>
          <text:p text:style-name="P31">Directly embed images into your CSS</text:p>
        </text:list-item>
        <text:list-item>
          <text:p text:style-name="P31">IE8+</text:p>
        </text:list-item>
      </text:list>
      <text:p text:style-name="P6"/>
      <text:p text:style-name="P32">Demo:<text:span text:style-name="T15">sprites</text:span></text:p>
      <text:p text:style-name="P32"><text:tab/><text:tab/><text:tab/>&lt;img id="home" src="home2.png"&gt;</text:p>
      <text:p text:style-name="P32"><text:tab/><text:tab/><text:tab/>&lt;img id="location" src="location.png"&gt;</text:p>
      <text:p text:style-name="P32"/>
      <text:p text:style-name="P32"><text:tab/><text:tab/>#home {</text:p>
      <text:p text:style-name="P32"><text:s text:c="4"/><text:tab/><text:tab/><text:tab/>width: 46px;</text:p>
      <text:p text:style-name="P32"><text:s text:c="4"/><text:tab/><text:tab/><text:tab/>height: 44px;</text:p>
      <text:p text:style-name="P32"><text:s text:c="4"/><text:tab/><text:tab/><text:tab/>background: url(home2.png) 0 0;</text:p>
      <text:p text:style-name="P32"><text:tab/><text:tab/>}</text:p>
      <text:p text:style-name="P32"/>
      <text:p text:style-name="P32"><text:tab/><text:tab/>#location {</text:p>
      <text:p text:style-name="P32"><text:s text:c="4"/><text:tab/><text:tab/><text:tab/>width: 43px;</text:p>
      <text:p text:style-name="P32"><text:s text:c="4"/><text:tab/><text:tab/><text:tab/>height: 44px;</text:p>
      <text:p text:style-name="P32"><text:s text:c="4"/><text:tab/><text:tab/><text:tab/>background: url(location.png) -91px 0;</text:p>
      <text:p text:style-name="P32"><text:tab/><text:tab/>}</text:p>
      <text:p text:style-name="P6"/>
      <text:p text:style-name="P6"/>
      <text:p text:style-name="P6"/>
      <text:p text:style-name="P19"><text:span text:style-name="T12">h3.nir { height: 75px; width: 300px; overflow: hidden; margin: 0; padding: 0; } h3.nir:before { content: </text:span><text:span text:style-name="T13">ext</text:span><text:span text:style-name="T12">url(https://s3-us-west-2.amazonaws.com/s.cdpn.io/t-90/test.png); display: inline-block; font-size: 0; line-height: 0; } </text:span><text:span text:style-name="T2"><text:line-break/></text:span><text:span text:style-name="T12">h3.nir { height: 75px; width: 300px; overflow: hidden; margin: 0; padding: 0; } h3.nir:before { content: url(https://s3-us-west-2.amazonaws.com/s.cdpn.io/t-90/test.png); display: inline-block; font-size: 0; line-height: 0; } </text:span><text:span text:style-name="T2"><text:line-break/></text:span><text:span text:style-name="T12">h3.nir { height: 75px; width: 300px; overflow: hidden; margin: 0; padding: 0; } h3.nir:before { content: url(https://s3-us-west-2.amazonaws.com/s.cdpn.io/t-90/test.png); display: inline-block; font-size: 0; line-height: 0; } </text:span><text:span text:style-name="T2"><text:line-break/></text:span><text:span text:style-name="T12">h3.nir { height: 75px; width: 300px; overflow: hidden; margin: 0; padding: 0; } h3.nir:before { content: url(https://s3-us-west-2.amazonaws.com/s.cdpn.io/t-90/test.png); display: inline-block; font-size: 0; line-height: 0; } </text:span><text:span text:style-name="T2"><text:line-break/></text:span><text:tab/><text:tab/></text:p>
      <text:p text:style-name="P7"/>
      <text:list xml:id="list8999129643354065695" text:style-name="L12">
        <text:list-header>
          <text:p text:style-name="P37"/>
        </text:list-header>
      </text:list>
      <text:p text:style-name="P6"><text:soft-page-break/></text:p>
      <text:p text:style-name="P6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08:58:51.280218204</meta:creation-date>
    <dc:date>2018-08-20T11:03:41.517316772</dc:date>
    <meta:editing-duration>PT1H40M3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8" meta:paragraph-count="176" meta:word-count="919" meta:character-count="6454" meta:non-whitespace-character-count="5285"/>
  </office:meta>
</office:document-meta>
</file>